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c2300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dc23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11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red : unstable measurement (amplitude &gt; 5 dBµV)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2" table:number-columns-repeated="1023"/>
        </table:table-row>
        <table:table-row table:style-name="ro1">
          <table:table-cell/>
          <table:table-cell table:style-name="ce2" office:value-type="string">
            <text:p>Input RF Level (dBµV)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F (MHz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2" table:number-columns-repeated="1012"/>
        </table:table-row>
        <table:table-row table:style-name="ro1">
          <table:table-cell office:value-type="float" office:value="75">
            <text:p>75</text:p>
          </table:table-cell>
          <table:table-cell table:number-columns-repeated="11" office:value-type="float" office:value="0">
            <text:p>0</text:p>
          </table:table-cell>
          <table:table-cell table:style-name="ce2"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table:number-columns-repeated="2" office:value-type="float" office:value="77">
            <text:p>77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table:style-name="ce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3"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 table:number-columns-repeated="11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table:number-columns-repeated="11" office:value-type="float" office:value="0"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tes :</text:p>
          </table:table-cell>
          <table:table-cell office:value-type="string">
            <text:p>- RF level measurement seems to be reliable when quality reaches 5 (input around 35-40 dBµV) and input level &lt;= 83 dBµV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If input frequency is bellow or equal to 76 MHz, device seems to make measurements at this frequenc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Same thing when F &gt;= 111 MHz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1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6T10:48:44</meta:creation-date>
    <meta:generator>LibreOffice/3.4$Unix LibreOffice_project/340m1$Build-402</meta:generator>
    <dc:date>2012-04-16T11:58:21</dc:date>
    <meta:editing-duration>PT1H9M37S</meta:editing-duration>
    <meta:editing-cycles>22</meta:editing-cycles>
    <meta:document-statistic meta:table-count="3" meta:cell-count="138" meta:object-count="0"/>
  </office:meta>
</office:document-meta>
</file>